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586cm"/>
    </style:style>
    <style:style style:name="co4" style:family="table-column">
      <style:table-column-properties fo:break-before="auto" style:column-width="2.443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6.391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085cm"/>
    </style:style>
    <style:style style:name="co11" style:family="table-column">
      <style:table-column-properties fo:break-before="auto" style:column-width="0.848cm"/>
    </style:style>
    <style:style style:name="co12" style:family="table-column">
      <style:table-column-properties fo:break-before="auto" style:column-width="6.428cm"/>
    </style:style>
    <style:style style:name="co13" style:family="table-column">
      <style:table-column-properties fo:break-before="auto" style:column-width="19.994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.439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586cm"/>
    </style:style>
    <style:style style:name="co19" style:family="table-column">
      <style:table-column-properties fo:break-before="auto" style:column-width="4.51cm"/>
    </style:style>
    <style:style style:name="co20" style:family="table-column">
      <style:table-column-properties fo:break-before="auto" style:column-width="4.893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4.524cm"/>
    </style:style>
    <style:style style:name="co23" style:family="table-column">
      <style:table-column-properties fo:break-before="auto" style:column-width="5.322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</office:automatic-styles>
  <office:body>
    <office:spreadsheet>
      <table:table table:name="FAMILY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 autocompletion</text:p>
          </table:table-cell>
          <table:table-cell table:style-name="ce1" table:number-columns-repeated="2"/>
          <table:table-cell table:style-name="ce1" office:value-type="string">
            <text:p>TST_AUTOCOMPLETION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GRAVIT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Gravit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Default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getGravite():S_GRAVITE</text:p>
          </table:table-cell>
          <table:table-cell table:style-name="ce5" table:number-columns-repeated="3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TITLE_1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itre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Default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getTitle_title(D,S_TITLE_1):S_TITLE_1</text:p>
          </table:table-cell>
          <table:table-cell table:style-name="ce5" table:number-columns-repeated="3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TITLE_2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itre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Default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getTitle_reverse_fam_title(S_TITLE_2,'TST_AUTOCOMPLETION,D):S_TITLE_2</text:p>
          </table:table-cell>
          <table:table-cell table:style-name="ce5" table:number-columns-repeated="3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BUG_2108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Bug 2108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Default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bug_2108(CT,S_TEXT):CT,BUG_2108</text:p>
          </table:table-cell>
          <table:table-cell table:style-name="ce5" table:number-columns-repeated="3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BUG_2108_OK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Bug 2108 OK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Default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bug_2108_ok(S_TEXT,CT):BUG_2108_OK,CT</text:p>
          </table:table-cell>
          <table:table-cell table:style-name="ce5" table:number-columns-repeated="3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RELATION_1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Relation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Default"/>
          <table:table-cell table:style-name="ce5" table:number-columns-repeated="5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RELATION_2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Relation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Default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relation_2(CT[RELATION_1],CT,S_TEXT):CT[RELATION_1],RELATION_2,CT</text:p>
          </table:table-cell>
          <table:table-cell table:style-name="ce5" table:number-columns-repeated="3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RELATION_3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Relation 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Default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relation_3(S_TEXT,CT,CT[RELATION_1]):CT,RELATION_3,CT[RELATION_1]</text:p>
          </table:table-cell>
          <table:table-cell table:style-name="ce5" table:number-columns-repeated="3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OC" table:style-name="ta1" table:print="false"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1" table:number-columns-repeated="10" table:default-cell-style-name="ce3"/>
        <table:table-row table:style-name="ro2">
          <table:table-cell table:style-name="ce6" office:value-type="string">
            <text:p>ORDER</text:p>
          </table:table-cell>
          <table:table-cell table:style-name="ce6" office:value-type="string">
            <text:p>TST_AUTOCOMPLETION</text:p>
          </table:table-cell>
          <table:table-cell table:style-name="ce6" table:number-columns-repeated="2"/>
          <table:table-cell table:style-name="ce6" office:value-type="string">
            <text:p>s_text</text:p>
          </table:table-cell>
          <table:table-cell table:style-name="ce6" office:value-type="string">
            <text:p>relation_1</text:p>
          </table:table-cell>
          <table:table-cell table:style-name="ce6"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1</text:p>
          </table:table-cell>
          <table:table-cell/>
          <table:table-cell office:value-type="string">
            <text:p>Document test</text:p>
          </table:table-cell>
          <table:table-cell table:number-columns-repeated="11"/>
        </table:table-row>
        <table:table-row table:style-name="ro2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2</text:p>
          </table:table-cell>
          <table:table-cell/>
          <table:table-cell office:value-type="string">
            <text:p>Test Relation 2</text:p>
          </table:table-cell>
          <table:table-cell office:value-type="string">
            <text:p>TST_AUTOCOMPLETION_1</text:p>
          </table:table-cell>
          <table:table-cell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3</text:p>
          </table:table-cell>
          <table:table-cell/>
          <table:table-cell office:value-type="string">
            <text:p>Test Relation 3</text:p>
          </table:table-cell>
          <table:table-cell office:value-type="string">
            <text:p>TST_AUTOCOMPLETION_1</text:p>
          </table:table-cell>
          <table:table-cell table:number-columns-repeated="10"/>
        </table:table-row>
        <table:table-row table:style-name="ro4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4</text:p>
          </table:table-cell>
          <table:table-cell table:style-name="Default"/>
          <table:table-cell table:style-name="Default" office:value-type="string">
            <text:p>Quoted " title "</text:p>
          </table:table-cell>
          <table:table-cell office:value-type="string">
            <text:p>TST_AUTOCOMPLETION_1</text:p>
          </table:table-cell>
          <table:table-cell table:style-name="Default" table:number-columns-repeated="10"/>
        </table:table-row>
        <table:table-row table:style-name="ro4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5</text:p>
          </table:table-cell>
          <table:table-cell/>
          <table:table-cell office:value-type="string">
            <text:p>CDATA injection]]&gt;&lt;/error&gt;</text:p>
          </table:table-cell>
          <table:table-cell office:value-type="string">
            <text:p>TST_AUTOCOMPLETION_1</text:p>
          </table:table-cell>
          <table:table-cell table:number-columns-repeated="10"/>
        </table:table-row>
        <table:table-row table:style-name="ro2" table:number-rows-repeated="1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 style:data-style-name="N2" text:time-value="0000-00-00T16:11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9T17:20:36</dc:date>
    <dc:creator>Matthieu Codron</dc:creator>
    <meta:generator>LibreOffice/3.6$Linux_X86_64 LibreOffice_project/360m1$Build-2</meta:generator>
    <meta:editing-duration>PT5H46M25S</meta:editing-duration>
    <meta:editing-cycles>26</meta:editing-cycles>
    <meta:document-statistic meta:table-count="2" meta:cell-count="167" meta:object-count="0"/>
  </office:meta>
</office:document-meta>
</file>